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9.824cm" svg:height="11.555cm" svg:x="9.169cm" svg:y="0cm">
            <draw:object draw:notify-on-update-of-ranges="Feuille1.A1:Feuille1.A32 Feuille1.B1:Feuille1.B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ca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oprofile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virt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string" calcext:value-type="string">
            <text:p>lguest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uwb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string" calcext:value-type="string">
            <text:p>nubus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string" calcext:value-type="string">
            <text:p>zor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ac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string" calcext:value-type="string">
            <text:p>firmware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hwspinlock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vir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5.13" calcext:value-type="float">
            <text:p>5,13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ss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d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string" calcext:value-type="string">
            <text:p>devfreq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infiniband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ptp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parisc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memstick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string" calcext:value-type="string">
            <text:p>scsi</text:p>
          </table:table-cell>
          <table:table-cell office:value-type="float" office:value="3.73" calcext:value-type="float">
            <text:p>3,73</text:p>
          </table:table-cell>
        </table:table-row>
        <table:table-row table:style-name="ro1">
          <table:table-cell office:value-type="string" calcext:value-type="string">
            <text:p>staging</text:p>
          </table:table-cell>
          <table:table-cell office:value-type="float" office:value="0.59" calcext:value-type="float">
            <text:p>0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7:37:55.552659246</meta:creation-date>
    <dc:date>2014-06-29T18:04:39.598883466</dc:date>
    <meta:editing-duration>P0D</meta:editing-duration>
    <meta:editing-cycles>1</meta:editing-cycles>
    <meta:document-statistic meta:table-count="1" meta:cell-count="64" meta:object-count="1"/>
    <meta:generator>LibreOffice/4.2.4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25cm" svg:height="11.556cm" xlink:href=".." xlink:type="simple" chart:class="chart:bar" chart:style-name="ch1">
        <chart:title svg:x="4.352cm" svg:y="0.367cm" chart:style-name="ch2">
          <text:p>Répartition des boucles dans les drivers du noyau linux</text:p>
        </chart:title>
        <chart:subtitle svg:x="5cm" svg:y="1.403cm" chart:style-name="ch3">
          <text:p>Rapport du nombre de boucles sur le nombre de fichiers</text:p>
        </chart:subtitle>
        <chart:plot-area chart:style-name="ch4" table:cell-range-address="Feuille1.A1:Feuille1.B32" chart:data-source-has-labels="column" svg:x="0.293cm" svg:y="2.226cm" svg:width="19.149cm" svg:height="8.58cm">
          <chartooo:coordinate-region svg:x="0.729cm" svg:y="2.425cm" svg:width="18.713cm" svg:height="6.583cm"/>
          <chart:axis chart:dimension="x" chart:name="primary-x" chart:style-name="ch5" chartooo:axis-type="auto">
            <chartooo:date-scale/>
            <chart:categories table:cell-range-address="Feuille1.A1:Feuille1.A32"/>
          </chart:axis>
          <chart:axis chart:dimension="y" chart:name="primary-y" chart:style-name="ch6">
            <chart:grid chart:class="major"/>
          </chart:axis>
          <chart:series chart:style-name="ch7" chart:values-cell-range-address="Feuille1.B1:Feuille1.B32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mca</text:p>
                <draw:g>
                  <svg:desc>Feuille1.A1:Feuille1.A32</svg:desc>
                </draw:g>
              </table:table-cell>
              <table:table-cell office:value-type="float" office:value="0.5">
                <text:p>0.5</text:p>
                <draw:g>
                  <svg:desc>Feuille1.B1:Feuille1.B32</svg:desc>
                </draw:g>
              </table:table-cell>
            </table:table-row>
            <table:table-row>
              <table:table-cell office:value-type="string">
                <text:p>oprofile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virti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ase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misc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input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lguest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w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uwb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nubus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zorr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ac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firmware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regulator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hwspinlock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virt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dle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of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pps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lk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ssb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d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bluetooth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devfreq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infiniband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ptp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parisc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memstick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scsi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staging</text:p>
              </table:table-cell>
              <table:table-cell office:value-type="float" office:value="0.59">
                <text:p>0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